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4705in" svg:y="2.1646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71154822863072">
            <text:p>0.9711548229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12037685366053">
            <text:p>0.9120376854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12003615627423">
            <text:p>0.9120036156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1198947038441">
            <text:p>0.9119894704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1197836144336">
            <text:p>0.9119783614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1969238682524">
            <text:p>0.9119692387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11961542568287">
            <text:p>0.9119615426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1954897319169">
            <text:p>0.9119548973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11949043165528">
            <text:p>0.9119490432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1943794920778">
            <text:p>0.9119437949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11939016544886">
            <text:p>0.9119390165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1934605323854">
            <text:p>0.9119346053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911930481719682">
            <text:p>0.9119304817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1926582645562">
            <text:p>0.9119265826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911922856874522">
            <text:p>0.9119228569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9192618143">
            <text:p>0.9119192618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91191576117707">
            <text:p>0.9119157612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912323244837">
            <text:p>0.9119123232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11908919534314">
            <text:p>0.9119089195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1905523727802">
            <text:p>0.9119055237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911902110775021">
            <text:p>0.9119021108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911898656094088">
            <text:p>0.9118986561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911895134812367">
            <text:p>0.9118951348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911891520992985">
            <text:p>0.911891521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1887786790599">
            <text:p>0.9118877868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911883901470683">
            <text:p>0.9118839015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11879830207715">
            <text:p>0.9118798302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11875532545393">
            <text:p>0.9118755325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11870960348438">
            <text:p>0.9118709603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866054987074">
            <text:p>0.911866055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911860743346128">
            <text:p>0.9118607433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911854931992538">
            <text:p>0.911854932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9118484983716">
            <text:p>0.9118484984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911841277034454">
            <text:p>0.911841277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833037187977">
            <text:p>0.9118330372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911823444270804">
            <text:p>0.9118234443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911811990153686">
            <text:p>0.9118119902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911797856460101">
            <text:p>0.9117978565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911779619303216">
            <text:p>0.9117796193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754519187289">
            <text:p>0.9117545192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911716256013171">
            <text:p>0.911716256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911645666886201">
            <text:p>0.9116456669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911427991344229">
            <text:p>0.9114279913</text:p>
          </table:table-cell>
          <table:table-cell office:value-type="float" office:value="0.100806451612903">
            <text:p>0.100806451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910344998787203">
            <text:p>0.9103449988</text:p>
          </table:table-cell>
          <table:table-cell office:value-type="float" office:value="0.153225806451613">
            <text:p>0.153225806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8660181733938">
            <text:p>0.9086601817</text:p>
          </table:table-cell>
          <table:table-cell office:value-type="float" office:value="0.161290322580645">
            <text:p>0.161290322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90542698901347">
            <text:p>0.905426989</text:p>
          </table:table-cell>
          <table:table-cell office:value-type="float" office:value="0.173387096774194">
            <text:p>0.173387096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898456163235274">
            <text:p>0.8984561632</text:p>
          </table:table-cell>
          <table:table-cell office:value-type="float" office:value="0.181451612903226">
            <text:p>0.181451612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87678534963077">
            <text:p>0.887678535</text:p>
          </table:table-cell>
          <table:table-cell office:value-type="float" office:value="0.19758064516129">
            <text:p>0.197580645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876792950951791">
            <text:p>0.876792951</text:p>
          </table:table-cell>
          <table:table-cell office:value-type="float" office:value="0.254032258064516">
            <text:p>0.254032258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68097200777819">
            <text:p>0.8680972008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861687745710166">
            <text:p>0.8616877457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857009030889759">
            <text:p>0.8570090309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853546470268306">
            <text:p>0.8535464703</text:p>
          </table:table-cell>
          <table:table-cell office:value-type="float" office:value="0.254032258064516">
            <text:p>0.254032258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850932418018907">
            <text:p>0.850932418</text:p>
          </table:table-cell>
          <table:table-cell office:value-type="float" office:value="0.258064516129032">
            <text:p>0.258064516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848914278793749">
            <text:p>0.8489142788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847318977233588">
            <text:p>0.8473189772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846028055588907">
            <text:p>0.8460280556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844960014730895">
            <text:p>0.8449600147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844058069194037">
            <text:p>0.8440580692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43281982230364">
            <text:p>0.8432819822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842602731669006">
            <text:p>0.8426027317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84199902309732">
            <text:p>0.8419990231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841454978039273">
            <text:p>0.841454978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840958568068162">
            <text:p>0.8409585681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840500524655938">
            <text:p>0.8405005247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840073550851697">
            <text:p>0.8400735509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839671717649352">
            <text:p>0.8396717176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839289958662004">
            <text:p>0.8392899587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838923583217203">
            <text:p>0.8389235832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38567693306318">
            <text:p>0.8385676933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838216248948137">
            <text:p>0.8382162489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83786003689882">
            <text:p>0.8378600369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837480848507869">
            <text:p>0.8374808485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837029023774578">
            <text:p>0.8370290238</text:p>
          </table:table-cell>
          <table:table-cell office:value-type="float" office:value="0.290322580645161">
            <text:p>0.290322580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836340305525565">
            <text:p>0.8363403055</text:p>
          </table:table-cell>
          <table:table-cell office:value-type="float" office:value="0.290322580645161">
            <text:p>0.290322580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835329132301997">
            <text:p>0.8353291323</text:p>
          </table:table-cell>
          <table:table-cell office:value-type="float" office:value="0.290322580645161">
            <text:p>0.290322580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834298924122332">
            <text:p>0.8342989241</text:p>
          </table:table-cell>
          <table:table-cell office:value-type="float" office:value="0.290322580645161">
            <text:p>0.290322580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833143489562192">
            <text:p>0.8331434896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831951160609913">
            <text:p>0.8319511606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307554367727">
            <text:p>0.8307554368</text:p>
          </table:table-cell>
          <table:table-cell office:value-type="float" office:value="0.30241935483871">
            <text:p>0.302419354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829526780962431">
            <text:p>0.829526781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82830486456619">
            <text:p>0.8283048646</text:p>
          </table:table-cell>
          <table:table-cell office:value-type="float" office:value="0.30241935483871">
            <text:p>0.302419354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826865991176767">
            <text:p>0.8268659912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824977553150644">
            <text:p>0.8249775532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822531283750057">
            <text:p>0.8225312838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818779696716863">
            <text:p>0.8187796967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812586804115231">
            <text:p>0.8125868041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805334684741116">
            <text:p>0.8053346847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79770353730398">
            <text:p>0.7977035373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790339598891852">
            <text:p>0.790339598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78349008797021">
            <text:p>0.783490088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777169046585938">
            <text:p>0.777169046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771570820490603">
            <text:p>0.771570820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766509945585875">
            <text:p>0.7665099456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61745883214495">
            <text:p>0.7617458832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757167898246503">
            <text:p>0.7571678982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753067316843664">
            <text:p>0.7530673168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749492661791609">
            <text:p>0.7494926618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746328342108651">
            <text:p>0.7463283421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43254194051152">
            <text:p>0.743254194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740467794572506">
            <text:p>0.740467794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737659695439508">
            <text:p>0.7376596954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735533273021057">
            <text:p>0.73553327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733672023873049">
            <text:p>0.7336720239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732020130274332">
            <text:p>0.7320201303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730570838113347">
            <text:p>0.7305708381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729360687419412">
            <text:p>0.7293606874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728401030183956">
            <text:p>0.728401030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727577789784768">
            <text:p>0.7275777898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726810413613965">
            <text:p>0.7268104136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726074752218348">
            <text:p>0.7260747522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725367762739733">
            <text:p>0.7253677627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724692306010991">
            <text:p>0.724692306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724048157675356">
            <text:p>0.7240481577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23431157261599">
            <text:p>0.723431157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722836637786736">
            <text:p>0.722836637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722262492117868">
            <text:p>0.7222624921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721710034084251">
            <text:p>0.7217100341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721180062169905">
            <text:p>0.721180062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20666836992369">
            <text:p>0.72066683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720152503715065">
            <text:p>0.7201525037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719558171288124">
            <text:p>0.719558171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718935972540187">
            <text:p>0.7189359725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718726441705229">
            <text:p>0.7187264417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718703338694295">
            <text:p>0.7187033387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719053258394666">
            <text:p>0.7190532584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718349320847963">
            <text:p>0.7183493208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17877759965191">
            <text:p>0.71787776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717542407548909">
            <text:p>0.7175424075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71736764532379">
            <text:p>0.7173676453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717611436381673">
            <text:p>0.7176114364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717456510367414">
            <text:p>0.7174565104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717470030841869">
            <text:p>0.7174700308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717401074699049">
            <text:p>0.7174010747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716947448589121">
            <text:p>0.7169474486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716952864272931">
            <text:p>0.7169528643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717195356961182">
            <text:p>0.717195357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717426198270662">
            <text:p>0.7174261983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717694174394267">
            <text:p>0.7176941744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717819563284894">
            <text:p>0.7178195633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717754777723971">
            <text:p>0.7177547777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717473708167988">
            <text:p>0.7174737082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716764513056014">
            <text:p>0.7167645131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716425614864222">
            <text:p>0.7164256149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716198488111621">
            <text:p>0.7161984881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715878064256711">
            <text:p>0.715878064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715644700314738">
            <text:p>0.715644700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715359453994146">
            <text:p>0.715359454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715137545165048">
            <text:p>0.715137545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714894396497176">
            <text:p>0.714894396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714557586945607">
            <text:p>0.7145575869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714196168880088">
            <text:p>0.714196168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713909103590329">
            <text:p>0.7139091036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713571193048125">
            <text:p>0.713571193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713321753175414">
            <text:p>0.713321753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713056253175221">
            <text:p>0.713056253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712800957633644">
            <text:p>0.712800957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712551441870128">
            <text:p>0.712551441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712568529543648">
            <text:p>0.712568529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713177333452506">
            <text:p>0.7131773335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712932408780755">
            <text:p>0.7129324088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71297008579815">
            <text:p>0.7129700858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712394984222491">
            <text:p>0.712394984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71193574740106">
            <text:p>0.7119357474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711782557752468">
            <text:p>0.7117825578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712297271529751">
            <text:p>0.7122972715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712350150012012">
            <text:p>0.71235015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712090956794567">
            <text:p>0.7120909568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7120563126755">
            <text:p>0.7120563127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711990456511703">
            <text:p>0.7119904565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711654467440851">
            <text:p>0.7116544674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711577714972612">
            <text:p>0.711577715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711354843290787">
            <text:p>0.711354843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71126433171488">
            <text:p>0.711264331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711541250526101">
            <text:p>0.7115412505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711399035457529">
            <text:p>0.7113990355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711154776601868">
            <text:p>0.711154776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711338152117403">
            <text:p>0.711338152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711384727243252">
            <text:p>0.711384727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711455613430732">
            <text:p>0.7114556134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711779754263406">
            <text:p>0.7117797543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711848324935844">
            <text:p>0.711848324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711701072131772">
            <text:p>0.7117010721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711144848259115">
            <text:p>0.711144848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711387223663503">
            <text:p>0.711387223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710826865432003">
            <text:p>0.7108268654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711071412893366">
            <text:p>0.7110714129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710782374417081">
            <text:p>0.7107823744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710341997611085">
            <text:p>0.7103419976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710937488350922">
            <text:p>0.710937488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710170678198837">
            <text:p>0.710170678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710638707746756">
            <text:p>0.7106387077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710053290109273">
            <text:p>0.7100532901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710548175469923">
            <text:p>0.7105481755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710043734591593">
            <text:p>0.710043734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710037666747207">
            <text:p>0.710037666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710267450773266">
            <text:p>0.710267450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709927918980287">
            <text:p>0.709927919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709734234652122">
            <text:p>0.709734234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09506460525312">
            <text:p>0.709506460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70946163454669">
            <text:p>0.7094616345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710017099789886">
            <text:p>0.710017099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709466562679999">
            <text:p>0.709466562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70962763520988">
            <text:p>0.7096276352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709563631728823">
            <text:p>0.709563631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709566227088609">
            <text:p>0.709566227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709553924882907">
            <text:p>0.7095539249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709539850544817">
            <text:p>0.709539850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709524649538521">
            <text:p>0.709524649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709513643004833">
            <text:p>0.70951364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709445065730315">
            <text:p>0.709445065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7093146452278">
            <text:p>0.7093146452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709217559536424">
            <text:p>0.709217559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709115190280653">
            <text:p>0.709115190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708967768743085">
            <text:p>0.708967768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70883215946048">
            <text:p>0.708832159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708826376453583">
            <text:p>0.708826376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708812666850659">
            <text:p>0.708812666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708738875361938">
            <text:p>0.7087388754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708679255681454">
            <text:p>0.708679255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708658192123483">
            <text:p>0.7086581921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709038161413351">
            <text:p>0.709038161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709310419492845">
            <text:p>0.709310419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708886807776395">
            <text:p>0.7088868078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708600556373934">
            <text:p>0.708600556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708316845088742">
            <text:p>0.708316845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708095542337309">
            <text:p>0.708095542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7081239021444">
            <text:p>0.7081239021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708124981151128">
            <text:p>0.7081249812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708473494663957">
            <text:p>0.708473494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708255870640178">
            <text:p>0.7082558706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707768894378449">
            <text:p>0.7077688944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708441568251377">
            <text:p>0.708441568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708457807761657">
            <text:p>0.7084578078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709119222025033">
            <text:p>0.70911922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708714277585024">
            <text:p>0.7087142776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708575505652698">
            <text:p>0.708575505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707701778624547">
            <text:p>0.7077017786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708321713042901">
            <text:p>0.70832171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08388327202437">
            <text:p>0.708388327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708303794908768">
            <text:p>0.708303794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708754265533456">
            <text:p>0.708754265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708084450063736">
            <text:p>0.708084450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707601813643082">
            <text:p>0.7076018136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707329219578493">
            <text:p>0.707329219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707320890561498">
            <text:p>0.7073208906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707405214824237">
            <text:p>0.707405214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707650857939877">
            <text:p>0.7076508579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707543730662156">
            <text:p>0.7075437307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08164394252867">
            <text:p>0.7081643943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708470989243091">
            <text:p>0.7084709892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70781050103886">
            <text:p>0.707810501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708043177693319">
            <text:p>0.7080431777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707786378788496">
            <text:p>0.707786378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707430671107486">
            <text:p>0.707430671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707540390621658">
            <text:p>0.7075403906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708320908494484">
            <text:p>0.708320908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707393735266813">
            <text:p>0.7073937353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707180729847429">
            <text:p>0.707180729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707195221388661">
            <text:p>0.707195221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708157437346427">
            <text:p>0.7081574373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706940575270148">
            <text:p>0.706940575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707383642541392">
            <text:p>0.7073836425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707304243564656">
            <text:p>0.7073042436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707449259685794">
            <text:p>0.707449259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707158108439601">
            <text:p>0.7071581084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707132268719074">
            <text:p>0.707132268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706842387972332">
            <text:p>0.706842388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707469302496153">
            <text:p>0.707469302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707178833930795">
            <text:p>0.7071788339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707004788996001">
            <text:p>0.70700478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706370572129586">
            <text:p>0.7063705721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706879393093819">
            <text:p>0.7068793931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705454277529599">
            <text:p>0.705454277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705896589113077">
            <text:p>0.7058965891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705528942944475">
            <text:p>0.705528942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707208599755022">
            <text:p>0.7072085998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706770507624031">
            <text:p>0.7067705076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707355948908935">
            <text:p>0.7073559489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707090471672421">
            <text:p>0.707090471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706544235398366">
            <text:p>0.706544235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707604574943642">
            <text:p>0.707604574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706874888207977">
            <text:p>0.7068748882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706573411103185">
            <text:p>0.7065734111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706270323990221">
            <text:p>0.706270324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706020106795248">
            <text:p>0.7060201068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705825061607541">
            <text:p>0.7058250616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705558819405079">
            <text:p>0.7055588194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706186203318502">
            <text:p>0.7061862033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706215930186417">
            <text:p>0.706215930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705999278519296">
            <text:p>0.705999278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706426019157112">
            <text:p>0.7064260192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706466504866226">
            <text:p>0.706466504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706356648949655">
            <text:p>0.706356648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706335975675456">
            <text:p>0.7063359757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706300696411212">
            <text:p>0.7063006964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706398388370999">
            <text:p>0.7063983884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706536449198277">
            <text:p>0.7065364492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706754193479566">
            <text:p>0.706754193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06870617181933">
            <text:p>0.706870617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707148203872022">
            <text:p>0.707148203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707125261935197">
            <text:p>0.7071252619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707926901168405">
            <text:p>0.707926901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707977630290854">
            <text:p>0.7079776303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706945458426386">
            <text:p>0.7069454584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707393695816622">
            <text:p>0.707393695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707349905322585">
            <text:p>0.707349905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08692416732469">
            <text:p>0.7086924167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06951914775141">
            <text:p>0.7069519148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705006694131219">
            <text:p>0.7050066941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705528672923117">
            <text:p>0.705528672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705225885506835">
            <text:p>0.705225885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705211232672441">
            <text:p>0.705211232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706681709032399">
            <text:p>0.706681709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705840139120556">
            <text:p>0.7058401391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705260526836413">
            <text:p>0.7052605268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704288943871551">
            <text:p>0.7042889439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05144369079593">
            <text:p>0.7051443691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705312517384145">
            <text:p>0.7053125174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705767372658352">
            <text:p>0.705767372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705772181140425">
            <text:p>0.7057721811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706078817939195">
            <text:p>0.7060788179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05669878262706">
            <text:p>0.7056698783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706857004313062">
            <text:p>0.706857004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705647657446005">
            <text:p>0.7056476574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705601393943486">
            <text:p>0.705601393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705922929616474">
            <text:p>0.7059229296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08923280331697">
            <text:p>0.7089232803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706782020675053">
            <text:p>0.7067820207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706730954480389">
            <text:p>0.706730954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706732858219641">
            <text:p>0.706732858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70550506083667">
            <text:p>0.705505060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04858890823058">
            <text:p>0.7048588908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704419436178063">
            <text:p>0.704419436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701751521845144">
            <text:p>0.7017515218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703607834840407">
            <text:p>0.7036078348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705247580770175">
            <text:p>0.7052475808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04005145941507">
            <text:p>0.704005145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705060291327544">
            <text:p>0.705060291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705524536291826">
            <text:p>0.705524536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705165308343832">
            <text:p>0.7051653083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705469554527796">
            <text:p>0.7054695545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05467587815558">
            <text:p>0.705467587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704583486109477">
            <text:p>0.7045834861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705515184678342">
            <text:p>0.7055151847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705389936295178">
            <text:p>0.705389936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704771734299335">
            <text:p>0.7047717343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706004154642174">
            <text:p>0.7060041546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706192027361752">
            <text:p>0.706192027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704832460715378">
            <text:p>0.7048324607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705088385841644">
            <text:p>0.7050883858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704499945540834">
            <text:p>0.7044999455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06878796789656">
            <text:p>0.7068787968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706012699912471">
            <text:p>0.7060126999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7069286036096">
            <text:p>0.7069286036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704536209356298">
            <text:p>0.704536209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706245373755449">
            <text:p>0.7062453738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706378464771018">
            <text:p>0.706378464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704109935347449">
            <text:p>0.704109935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702791456378309">
            <text:p>0.7027914564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705106182845307">
            <text:p>0.705106182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7044646179956">
            <text:p>0.704464618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04296973910853">
            <text:p>0.7042969739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702958552704589">
            <text:p>0.7029585527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702538457303748">
            <text:p>0.702538457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703610957189526">
            <text:p>0.7036109572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703618934117751">
            <text:p>0.7036189341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04721621377276">
            <text:p>0.7047216214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702253114146843">
            <text:p>0.7022531141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703970404726681">
            <text:p>0.7039704047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702728958825883">
            <text:p>0.7027289588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70361965306504">
            <text:p>0.7036196531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02763299185123">
            <text:p>0.702763299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702942886418501">
            <text:p>0.7029428864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701232927682309">
            <text:p>0.7012329277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703623562108551">
            <text:p>0.7036235621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703745404936919">
            <text:p>0.703745404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03990546355449">
            <text:p>0.7039905464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70502855863781">
            <text:p>0.7050285586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703603811281221">
            <text:p>0.703603811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704235750519266">
            <text:p>0.7042357505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70353029388377">
            <text:p>0.7035302939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02131839165453">
            <text:p>0.702131839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70096422330795">
            <text:p>0.700964223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70295385826195">
            <text:p>0.7029538583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703096641327852">
            <text:p>0.7030966413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701044060972674">
            <text:p>0.701044061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01723064745819">
            <text:p>0.7017230647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7043167168015">
            <text:p>0.7043167168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69896448090688">
            <text:p>0.6989644809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701061081795253">
            <text:p>0.7010610818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701431743948368">
            <text:p>0.7014317439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702241039478907">
            <text:p>0.702241039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703780461498407">
            <text:p>0.7037804615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701392855160044">
            <text:p>0.7013928552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703562408095666">
            <text:p>0.7035624081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703233488368272">
            <text:p>0.7032334884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02769134671061">
            <text:p>0.7027691347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700937150815417">
            <text:p>0.7009371508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0181502606458">
            <text:p>0.7018150261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702002241304613">
            <text:p>0.702002241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703231234067567">
            <text:p>0.7032312341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703456183750283">
            <text:p>0.7034561838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703551523787416">
            <text:p>0.7035515238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700260840532251">
            <text:p>0.7002608405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699342171188127">
            <text:p>0.699342171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700381951982907">
            <text:p>0.70038195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99099350113928">
            <text:p>0.6990993501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7011128657864">
            <text:p>0.7011128658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701037548559825">
            <text:p>0.7010375486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702446172196254">
            <text:p>0.702446172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702037494513126">
            <text:p>0.702037494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700796760394901">
            <text:p>0.7007967604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70291326521661">
            <text:p>0.702913265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702058893929539">
            <text:p>0.7020588939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703869251927298">
            <text:p>0.7038692519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701965043040312">
            <text:p>0.70196504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00147802508121">
            <text:p>0.7001478025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702828098327249">
            <text:p>0.702828098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699762403666615">
            <text:p>0.6997624037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699617076876191">
            <text:p>0.6996170769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700949724661596">
            <text:p>0.7009497247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701692423948391">
            <text:p>0.7016924239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702953974858768">
            <text:p>0.7029539749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702322969087309">
            <text:p>0.7023229691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700327682053957">
            <text:p>0.7003276821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702603297934485">
            <text:p>0.7026032979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01577209301656">
            <text:p>0.701577209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70071170820345">
            <text:p>0.700711708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699857047859747">
            <text:p>0.699857047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699797532355415">
            <text:p>0.6997975324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701483273750804">
            <text:p>0.701483273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02019878576354">
            <text:p>0.702019878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70111670108309">
            <text:p>0.7011167011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700722047766293">
            <text:p>0.700722047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702553846888027">
            <text:p>0.702553846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701336857207689">
            <text:p>0.7013368572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702278325084771">
            <text:p>0.7022783251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70409868435809">
            <text:p>0.7040986844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702492474609541">
            <text:p>0.7024924746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699600222528827">
            <text:p>0.6996002225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700751148341792">
            <text:p>0.700751148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00469772455607">
            <text:p>0.7004697725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700394626163889">
            <text:p>0.7003946262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700799554387443">
            <text:p>0.7007995544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700602562710615">
            <text:p>0.700602562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701243135652494">
            <text:p>0.7012431357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700348550029524">
            <text:p>0.70034855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701405577296737">
            <text:p>0.701405577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700947025818186">
            <text:p>0.700947025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702474956881062">
            <text:p>0.702474956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701149484777415">
            <text:p>0.7011494848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00208266015735">
            <text:p>0.70020826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701500199282318">
            <text:p>0.701500199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700461198651821">
            <text:p>0.7004611987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701288758987681">
            <text:p>0.701288759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702093836254462">
            <text:p>0.702093836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701429293551426">
            <text:p>0.7014292936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701082120323964">
            <text:p>0.701082120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700803166939901">
            <text:p>0.7008031669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701469975182473">
            <text:p>0.7014699752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701432286643319">
            <text:p>0.7014322866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01278037044422">
            <text:p>0.70127803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701760008280419">
            <text:p>0.701760008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702673863186751">
            <text:p>0.702673863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702476436538105">
            <text:p>0.702476436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703102112089215">
            <text:p>0.703102112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701520524209594">
            <text:p>0.7015205242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703121364189192">
            <text:p>0.7031213642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702192771827076">
            <text:p>0.702192771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70153950689224">
            <text:p>0.701539506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701681847734847">
            <text:p>0.7016818477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701425016301077">
            <text:p>0.701425016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7020771974145">
            <text:p>0.7020771974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700851633175647">
            <text:p>0.700851633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701403163127895">
            <text:p>0.701403163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701243718967611">
            <text:p>0.701243719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701428799958245">
            <text:p>0.7014288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700116469610228">
            <text:p>0.7001164696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700008159123906">
            <text:p>0.700008159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699709741974239">
            <text:p>0.699709742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700474534430473">
            <text:p>0.7004745344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700348752948596">
            <text:p>0.7003487529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699996632510937">
            <text:p>0.6999966325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699328158425414">
            <text:p>0.6993281584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701713586816813">
            <text:p>0.7017135868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699953008494208">
            <text:p>0.699953008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701359102256734">
            <text:p>0.701359102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699597433153424">
            <text:p>0.6995974332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699580199302124">
            <text:p>0.6995801993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699904112050443">
            <text:p>0.6999041121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699818920828197">
            <text:p>0.6998189208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700897269113628">
            <text:p>0.7008972691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700446908132811">
            <text:p>0.7004469081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700080437923329">
            <text:p>0.7000804379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699997261226243">
            <text:p>0.6999972612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700279866594515">
            <text:p>0.7002798666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700286691153905">
            <text:p>0.7002866912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700536491406356">
            <text:p>0.7005364914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01832410324289">
            <text:p>0.7018324103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string">
            <text:p>Time to train (in seconds): 3.52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46900269541778977</text:p>
          </table:table-cell>
          <table:table-cell table:number-columns-repeated="3"/>
        </table:table-row>
        <table:table-row table:style-name="ro1">
          <table:table-cell office:value-type="string">
            <text:p>Test set accuracy: 0.4516129032258064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3:42</dc:date>
    <dc:creator>steve </dc:creator>
    <meta:generator>LibreOffice/3.4$Unix LibreOffice_project/340m1$Build-402</meta:generator>
    <meta:editing-duration>PT16S</meta:editing-duration>
    <meta:editing-cycles>1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97cm" svg:y="0.316cm" chart:style-name="ch2">
          <text:p>Training MSE, Validation Classification Accuracy vs. Epochs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5cm" svg:width="7.894cm" svg:height="5.357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71154822863072">
                <text:p>0.971154822863072</text:p>
                <draw:g>
                  <svg:desc>Sheet1.B14:Sheet1.B513</svg:desc>
                </draw:g>
              </table:table-cell>
              <table:table-cell office:value-type="float" office:value="0.100806451612903">
                <text:p>0.100806451612903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2037685366053">
                <text:p>0.912037685366053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2003615627423">
                <text:p>0.912003615627423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1198947038441">
                <text:p>0.91198947038441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197836144336">
                <text:p>0.91197836144336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1969238682524">
                <text:p>0.911969238682524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1961542568287">
                <text:p>0.911961542568287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11954897319169">
                <text:p>0.911954897319169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11949043165528">
                <text:p>0.911949043165528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1943794920778">
                <text:p>0.911943794920778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11939016544886">
                <text:p>0.911939016544886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11934605323854">
                <text:p>0.911934605323854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1930481719682">
                <text:p>0.911930481719682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11926582645562">
                <text:p>0.911926582645562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11922856874522">
                <text:p>0.911922856874522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119192618143">
                <text:p>0.9119192618143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1191576117707">
                <text:p>0.91191576117707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11912323244837">
                <text:p>0.911912323244837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11908919534314">
                <text:p>0.911908919534314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11905523727802">
                <text:p>0.911905523727802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11902110775021">
                <text:p>0.911902110775021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1898656094088">
                <text:p>0.911898656094088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11895134812367">
                <text:p>0.911895134812367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11891520992985">
                <text:p>0.911891520992985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1887786790599">
                <text:p>0.911887786790599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11883901470683">
                <text:p>0.911883901470683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11879830207715">
                <text:p>0.911879830207715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11875532545393">
                <text:p>0.911875532545393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11870960348438">
                <text:p>0.911870960348438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11866054987074">
                <text:p>0.911866054987074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11860743346128">
                <text:p>0.911860743346128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11854931992538">
                <text:p>0.911854931992538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118484983716">
                <text:p>0.9118484983716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11841277034454">
                <text:p>0.911841277034454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11833037187977">
                <text:p>0.911833037187977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11823444270804">
                <text:p>0.911823444270804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11811990153686">
                <text:p>0.911811990153686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11797856460101">
                <text:p>0.911797856460101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11779619303216">
                <text:p>0.911779619303216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1754519187289">
                <text:p>0.911754519187289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11716256013171">
                <text:p>0.911716256013171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11645666886201">
                <text:p>0.911645666886201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11427991344229">
                <text:p>0.911427991344229</text:p>
              </table:table-cell>
              <table:table-cell office:value-type="float" office:value="0.100806451612903">
                <text:p>0.100806451612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10344998787203">
                <text:p>0.910344998787203</text:p>
              </table:table-cell>
              <table:table-cell office:value-type="float" office:value="0.153225806451613">
                <text:p>0.153225806451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08660181733938">
                <text:p>0.908660181733938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0542698901347">
                <text:p>0.90542698901347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8456163235274">
                <text:p>0.898456163235274</text:p>
              </table:table-cell>
              <table:table-cell office:value-type="float" office:value="0.181451612903226">
                <text:p>0.181451612903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87678534963077">
                <text:p>0.887678534963077</text:p>
              </table:table-cell>
              <table:table-cell office:value-type="float" office:value="0.19758064516129">
                <text:p>0.19758064516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76792950951791">
                <text:p>0.876792950951791</text:p>
              </table:table-cell>
              <table:table-cell office:value-type="float" office:value="0.254032258064516">
                <text:p>0.254032258064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68097200777819">
                <text:p>0.8680972007778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61687745710166">
                <text:p>0.8616877457101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57009030889759">
                <text:p>0.85700903088975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53546470268306">
                <text:p>0.853546470268306</text:p>
              </table:table-cell>
              <table:table-cell office:value-type="float" office:value="0.254032258064516">
                <text:p>0.254032258064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50932418018907">
                <text:p>0.850932418018907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48914278793749">
                <text:p>0.848914278793749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47318977233588">
                <text:p>0.847318977233588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46028055588907">
                <text:p>0.846028055588907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44960014730895">
                <text:p>0.844960014730895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44058069194037">
                <text:p>0.844058069194037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43281982230364">
                <text:p>0.843281982230364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42602731669006">
                <text:p>0.842602731669006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4199902309732">
                <text:p>0.84199902309732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41454978039273">
                <text:p>0.841454978039273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40958568068162">
                <text:p>0.840958568068162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40500524655938">
                <text:p>0.840500524655938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40073550851697">
                <text:p>0.840073550851697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39671717649352">
                <text:p>0.839671717649352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39289958662004">
                <text:p>0.839289958662004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38923583217203">
                <text:p>0.838923583217203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38567693306318">
                <text:p>0.838567693306318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38216248948137">
                <text:p>0.838216248948137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3786003689882">
                <text:p>0.83786003689882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37480848507869">
                <text:p>0.837480848507869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37029023774578">
                <text:p>0.837029023774578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36340305525565">
                <text:p>0.836340305525565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35329132301997">
                <text:p>0.835329132301997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34298924122332">
                <text:p>0.834298924122332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33143489562192">
                <text:p>0.833143489562192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31951160609913">
                <text:p>0.831951160609913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307554367727">
                <text:p>0.8307554367727</text:p>
              </table:table-cell>
              <table:table-cell office:value-type="float" office:value="0.30241935483871">
                <text:p>0.302419354838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29526780962431">
                <text:p>0.829526780962431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82830486456619">
                <text:p>0.82830486456619</text:p>
              </table:table-cell>
              <table:table-cell office:value-type="float" office:value="0.30241935483871">
                <text:p>0.30241935483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26865991176767">
                <text:p>0.826865991176767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24977553150644">
                <text:p>0.824977553150644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22531283750057">
                <text:p>0.822531283750057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818779696716863">
                <text:p>0.818779696716863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12586804115231">
                <text:p>0.812586804115231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05334684741116">
                <text:p>0.805334684741116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9770353730398">
                <text:p>0.79770353730398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90339598891852">
                <text:p>0.79033959889185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8349008797021">
                <text:p>0.7834900879702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77169046585938">
                <text:p>0.77716904658593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71570820490603">
                <text:p>0.771570820490603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66509945585875">
                <text:p>0.766509945585875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61745883214495">
                <text:p>0.761745883214495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757167898246503">
                <text:p>0.757167898246503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53067316843664">
                <text:p>0.753067316843664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49492661791609">
                <text:p>0.74949266179160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746328342108651">
                <text:p>0.746328342108651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43254194051152">
                <text:p>0.743254194051152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740467794572506">
                <text:p>0.740467794572506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737659695439508">
                <text:p>0.737659695439508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35533273021057">
                <text:p>0.73553327302105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33672023873049">
                <text:p>0.733672023873049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732020130274332">
                <text:p>0.732020130274332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30570838113347">
                <text:p>0.730570838113347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729360687419412">
                <text:p>0.729360687419412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28401030183956">
                <text:p>0.728401030183956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727577789784768">
                <text:p>0.72757778978476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26810413613965">
                <text:p>0.726810413613965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26074752218348">
                <text:p>0.726074752218348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25367762739733">
                <text:p>0.725367762739733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24692306010991">
                <text:p>0.724692306010991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24048157675356">
                <text:p>0.724048157675356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23431157261599">
                <text:p>0.723431157261599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22836637786736">
                <text:p>0.72283663778673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22262492117868">
                <text:p>0.722262492117868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721710034084251">
                <text:p>0.721710034084251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721180062169905">
                <text:p>0.72118006216990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20666836992369">
                <text:p>0.720666836992369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720152503715065">
                <text:p>0.720152503715065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719558171288124">
                <text:p>0.719558171288124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718935972540187">
                <text:p>0.718935972540187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718726441705229">
                <text:p>0.71872644170522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718703338694295">
                <text:p>0.718703338694295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719053258394666">
                <text:p>0.719053258394666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718349320847963">
                <text:p>0.718349320847963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717877759965191">
                <text:p>0.717877759965191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717542407548909">
                <text:p>0.717542407548909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1736764532379">
                <text:p>0.71736764532379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717611436381673">
                <text:p>0.717611436381673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717456510367414">
                <text:p>0.71745651036741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717470030841869">
                <text:p>0.717470030841869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717401074699049">
                <text:p>0.717401074699049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716947448589121">
                <text:p>0.71694744858912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716952864272931">
                <text:p>0.716952864272931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717195356961182">
                <text:p>0.717195356961182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717426198270662">
                <text:p>0.717426198270662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717694174394267">
                <text:p>0.717694174394267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17819563284894">
                <text:p>0.717819563284894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717754777723971">
                <text:p>0.717754777723971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717473708167988">
                <text:p>0.71747370816798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716764513056014">
                <text:p>0.716764513056014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716425614864222">
                <text:p>0.716425614864222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716198488111621">
                <text:p>0.71619848811162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715878064256711">
                <text:p>0.71587806425671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715644700314738">
                <text:p>0.715644700314738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715359453994146">
                <text:p>0.715359453994146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715137545165048">
                <text:p>0.71513754516504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14894396497176">
                <text:p>0.71489439649717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714557586945607">
                <text:p>0.714557586945607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714196168880088">
                <text:p>0.714196168880088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713909103590329">
                <text:p>0.71390910359032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713571193048125">
                <text:p>0.71357119304812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713321753175414">
                <text:p>0.71332175317541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713056253175221">
                <text:p>0.71305625317522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712800957633644">
                <text:p>0.712800957633644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712551441870128">
                <text:p>0.71255144187012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712568529543648">
                <text:p>0.71256852954364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13177333452506">
                <text:p>0.713177333452506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712932408780755">
                <text:p>0.712932408780755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71297008579815">
                <text:p>0.71297008579815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712394984222491">
                <text:p>0.712394984222491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71193574740106">
                <text:p>0.71193574740106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711782557752468">
                <text:p>0.71178255775246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712297271529751">
                <text:p>0.712297271529751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712350150012012">
                <text:p>0.71235015001201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712090956794567">
                <text:p>0.71209095679456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7120563126755">
                <text:p>0.7120563126755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11990456511703">
                <text:p>0.711990456511703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711654467440851">
                <text:p>0.711654467440851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711577714972612">
                <text:p>0.711577714972612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711354843290787">
                <text:p>0.711354843290787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71126433171488">
                <text:p>0.7112643317148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711541250526101">
                <text:p>0.711541250526101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711399035457529">
                <text:p>0.71139903545752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711154776601868">
                <text:p>0.71115477660186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711338152117403">
                <text:p>0.711338152117403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711384727243252">
                <text:p>0.71138472724325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11455613430732">
                <text:p>0.71145561343073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711779754263406">
                <text:p>0.711779754263406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711848324935844">
                <text:p>0.711848324935844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711701072131772">
                <text:p>0.71170107213177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711144848259115">
                <text:p>0.711144848259115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711387223663503">
                <text:p>0.71138722366350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710826865432003">
                <text:p>0.71082686543200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711071412893366">
                <text:p>0.7110714128933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710782374417081">
                <text:p>0.71078237441708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710341997611085">
                <text:p>0.71034199761108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10937488350922">
                <text:p>0.71093748835092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710170678198837">
                <text:p>0.71017067819883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710638707746756">
                <text:p>0.710638707746756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710053290109273">
                <text:p>0.71005329010927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710548175469923">
                <text:p>0.710548175469923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710043734591593">
                <text:p>0.71004373459159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710037666747207">
                <text:p>0.710037666747207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710267450773266">
                <text:p>0.71026745077326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709927918980287">
                <text:p>0.70992791898028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709734234652122">
                <text:p>0.70973423465212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09506460525312">
                <text:p>0.70950646052531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70946163454669">
                <text:p>0.7094616345466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710017099789886">
                <text:p>0.71001709978988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709466562679999">
                <text:p>0.70946656267999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70962763520988">
                <text:p>0.7096276352098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709563631728823">
                <text:p>0.70956363172882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709566227088609">
                <text:p>0.709566227088609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709553924882907">
                <text:p>0.70955392488290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709539850544817">
                <text:p>0.70953985054481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709524649538521">
                <text:p>0.70952464953852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09513643004833">
                <text:p>0.709513643004833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709445065730315">
                <text:p>0.709445065730315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7093146452278">
                <text:p>0.709314645227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709217559536424">
                <text:p>0.709217559536424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709115190280653">
                <text:p>0.709115190280653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708967768743085">
                <text:p>0.708967768743085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70883215946048">
                <text:p>0.7088321594604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708826376453583">
                <text:p>0.708826376453583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708812666850659">
                <text:p>0.70881266685065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708738875361938">
                <text:p>0.70873887536193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08679255681454">
                <text:p>0.708679255681454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708658192123483">
                <text:p>0.70865819212348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709038161413351">
                <text:p>0.70903816141335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709310419492845">
                <text:p>0.70931041949284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708886807776395">
                <text:p>0.70888680777639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708600556373934">
                <text:p>0.708600556373934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708316845088742">
                <text:p>0.70831684508874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708095542337309">
                <text:p>0.708095542337309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7081239021444">
                <text:p>0.708123902144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708124981151128">
                <text:p>0.70812498115112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08473494663957">
                <text:p>0.70847349466395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708255870640178">
                <text:p>0.70825587064017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707768894378449">
                <text:p>0.70776889437844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708441568251377">
                <text:p>0.70844156825137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708457807761657">
                <text:p>0.708457807761657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709119222025033">
                <text:p>0.709119222025033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708714277585024">
                <text:p>0.70871427758502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708575505652698">
                <text:p>0.70857550565269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707701778624547">
                <text:p>0.70770177862454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708321713042901">
                <text:p>0.70832171304290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08388327202437">
                <text:p>0.708388327202437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708303794908768">
                <text:p>0.70830379490876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708754265533456">
                <text:p>0.70875426553345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708084450063736">
                <text:p>0.70808445006373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707601813643082">
                <text:p>0.70760181364308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707329219578493">
                <text:p>0.70732921957849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707320890561498">
                <text:p>0.70732089056149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707405214824237">
                <text:p>0.70740521482423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707650857939877">
                <text:p>0.707650857939877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707543730662156">
                <text:p>0.707543730662156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08164394252867">
                <text:p>0.708164394252867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708470989243091">
                <text:p>0.708470989243091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70781050103886">
                <text:p>0.7078105010388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708043177693319">
                <text:p>0.708043177693319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707786378788496">
                <text:p>0.70778637878849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707430671107486">
                <text:p>0.70743067110748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707540390621658">
                <text:p>0.707540390621658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708320908494484">
                <text:p>0.708320908494484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707393735266813">
                <text:p>0.70739373526681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707180729847429">
                <text:p>0.707180729847429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07195221388661">
                <text:p>0.70719522138866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708157437346427">
                <text:p>0.708157437346427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706940575270148">
                <text:p>0.70694057527014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707383642541392">
                <text:p>0.70738364254139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707304243564656">
                <text:p>0.70730424356465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707449259685794">
                <text:p>0.707449259685794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707158108439601">
                <text:p>0.70715810843960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707132268719074">
                <text:p>0.707132268719074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706842387972332">
                <text:p>0.70684238797233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707469302496153">
                <text:p>0.707469302496153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07178833930795">
                <text:p>0.707178833930795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707004788996001">
                <text:p>0.707004788996001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706370572129586">
                <text:p>0.706370572129586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706879393093819">
                <text:p>0.706879393093819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705454277529599">
                <text:p>0.705454277529599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705896589113077">
                <text:p>0.705896589113077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705528942944475">
                <text:p>0.70552894294447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707208599755022">
                <text:p>0.707208599755022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706770507624031">
                <text:p>0.70677050762403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707355948908935">
                <text:p>0.707355948908935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07090471672421">
                <text:p>0.70709047167242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706544235398366">
                <text:p>0.706544235398366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707604574943642">
                <text:p>0.70760457494364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706874888207977">
                <text:p>0.706874888207977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706573411103185">
                <text:p>0.70657341110318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706270323990221">
                <text:p>0.70627032399022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706020106795248">
                <text:p>0.706020106795248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705825061607541">
                <text:p>0.70582506160754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705558819405079">
                <text:p>0.70555881940507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706186203318502">
                <text:p>0.706186203318502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06215930186417">
                <text:p>0.70621593018641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705999278519296">
                <text:p>0.70599927851929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706426019157112">
                <text:p>0.70642601915711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706466504866226">
                <text:p>0.70646650486622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706356648949655">
                <text:p>0.706356648949655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706335975675456">
                <text:p>0.70633597567545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706300696411212">
                <text:p>0.70630069641121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706398388370999">
                <text:p>0.70639838837099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706536449198277">
                <text:p>0.706536449198277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706754193479566">
                <text:p>0.70675419347956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06870617181933">
                <text:p>0.706870617181933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707148203872022">
                <text:p>0.70714820387202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707125261935197">
                <text:p>0.707125261935197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707926901168405">
                <text:p>0.707926901168405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707977630290854">
                <text:p>0.707977630290854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706945458426386">
                <text:p>0.70694545842638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707393695816622">
                <text:p>0.70739369581662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707349905322585">
                <text:p>0.707349905322585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708692416732469">
                <text:p>0.70869241673246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706951914775141">
                <text:p>0.70695191477514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05006694131219">
                <text:p>0.705006694131219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705528672923117">
                <text:p>0.70552867292311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705225885506835">
                <text:p>0.705225885506835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705211232672441">
                <text:p>0.705211232672441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706681709032399">
                <text:p>0.706681709032399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705840139120556">
                <text:p>0.705840139120556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705260526836413">
                <text:p>0.705260526836413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704288943871551">
                <text:p>0.70428894387155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705144369079593">
                <text:p>0.705144369079593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705312517384145">
                <text:p>0.705312517384145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05767372658352">
                <text:p>0.705767372658352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705772181140425">
                <text:p>0.705772181140425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706078817939195">
                <text:p>0.706078817939195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705669878262706">
                <text:p>0.705669878262706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706857004313062">
                <text:p>0.70685700431306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705647657446005">
                <text:p>0.705647657446005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705601393943486">
                <text:p>0.70560139394348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705922929616474">
                <text:p>0.705922929616474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708923280331697">
                <text:p>0.708923280331697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706782020675053">
                <text:p>0.706782020675053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06730954480389">
                <text:p>0.70673095448038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706732858219641">
                <text:p>0.70673285821964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70550506083667">
                <text:p>0.7055050608366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704858890823058">
                <text:p>0.704858890823058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704419436178063">
                <text:p>0.704419436178063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701751521845144">
                <text:p>0.70175152184514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703607834840407">
                <text:p>0.703607834840407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705247580770175">
                <text:p>0.705247580770175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704005145941507">
                <text:p>0.70400514594150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705060291327544">
                <text:p>0.70506029132754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05524536291826">
                <text:p>0.70552453629182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705165308343832">
                <text:p>0.705165308343832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705469554527796">
                <text:p>0.70546955452779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705467587815558">
                <text:p>0.70546758781555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704583486109477">
                <text:p>0.704583486109477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705515184678342">
                <text:p>0.70551518467834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705389936295178">
                <text:p>0.705389936295178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704771734299335">
                <text:p>0.704771734299335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706004154642174">
                <text:p>0.70600415464217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706192027361752">
                <text:p>0.70619202736175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04832460715378">
                <text:p>0.704832460715378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705088385841644">
                <text:p>0.705088385841644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704499945540834">
                <text:p>0.70449994554083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706878796789656">
                <text:p>0.706878796789656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706012699912471">
                <text:p>0.706012699912471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7069286036096">
                <text:p>0.7069286036096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704536209356298">
                <text:p>0.70453620935629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706245373755449">
                <text:p>0.706245373755449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706378464771018">
                <text:p>0.70637846477101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704109935347449">
                <text:p>0.704109935347449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02791456378309">
                <text:p>0.702791456378309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705106182845307">
                <text:p>0.70510618284530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7044646179956">
                <text:p>0.704464617995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704296973910853">
                <text:p>0.704296973910853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702958552704589">
                <text:p>0.702958552704589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702538457303748">
                <text:p>0.70253845730374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703610957189526">
                <text:p>0.70361095718952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703618934117751">
                <text:p>0.70361893411775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704721621377276">
                <text:p>0.70472162137727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702253114146843">
                <text:p>0.702253114146843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03970404726681">
                <text:p>0.70397040472668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702728958825883">
                <text:p>0.702728958825883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70361965306504">
                <text:p>0.7036196530650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702763299185123">
                <text:p>0.702763299185123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702942886418501">
                <text:p>0.70294288641850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701232927682309">
                <text:p>0.701232927682309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703623562108551">
                <text:p>0.70362356210855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703745404936919">
                <text:p>0.703745404936919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703990546355449">
                <text:p>0.703990546355449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70502855863781">
                <text:p>0.7050285586378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03603811281221">
                <text:p>0.70360381128122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704235750519266">
                <text:p>0.70423575051926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70353029388377">
                <text:p>0.70353029388377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702131839165453">
                <text:p>0.702131839165453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0096422330795">
                <text:p>0.70096422330795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70295385826195">
                <text:p>0.70295385826195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703096641327852">
                <text:p>0.703096641327852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701044060972674">
                <text:p>0.70104406097267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701723064745819">
                <text:p>0.70172306474581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7043167168015">
                <text:p>0.7043167168015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9896448090688">
                <text:p>0.69896448090688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701061081795253">
                <text:p>0.701061081795253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701431743948368">
                <text:p>0.701431743948368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702241039478907">
                <text:p>0.702241039478907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703780461498407">
                <text:p>0.703780461498407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701392855160044">
                <text:p>0.701392855160044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703562408095666">
                <text:p>0.70356240809566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703233488368272">
                <text:p>0.703233488368272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702769134671061">
                <text:p>0.70276913467106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700937150815417">
                <text:p>0.700937150815417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0181502606458">
                <text:p>0.70181502606458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702002241304613">
                <text:p>0.702002241304613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703231234067567">
                <text:p>0.70323123406756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703456183750283">
                <text:p>0.703456183750283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703551523787416">
                <text:p>0.703551523787416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700260840532251">
                <text:p>0.70026084053225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99342171188127">
                <text:p>0.699342171188127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700381951982907">
                <text:p>0.700381951982907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99099350113928">
                <text:p>0.699099350113928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7011128657864">
                <text:p>0.701112865786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701037548559825">
                <text:p>0.701037548559825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702446172196254">
                <text:p>0.702446172196254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702037494513126">
                <text:p>0.70203749451312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700796760394901">
                <text:p>0.700796760394901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70291326521661">
                <text:p>0.7029132652166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702058893929539">
                <text:p>0.702058893929539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703869251927298">
                <text:p>0.70386925192729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701965043040312">
                <text:p>0.701965043040312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700147802508121">
                <text:p>0.700147802508121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702828098327249">
                <text:p>0.702828098327249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99762403666615">
                <text:p>0.69976240366661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99617076876191">
                <text:p>0.69961707687619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700949724661596">
                <text:p>0.700949724661596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701692423948391">
                <text:p>0.701692423948391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702953974858768">
                <text:p>0.70295397485876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702322969087309">
                <text:p>0.702322969087309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700327682053957">
                <text:p>0.70032768205395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702603297934485">
                <text:p>0.702603297934485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701577209301656">
                <text:p>0.70157720930165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70071170820345">
                <text:p>0.7007117082034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99857047859747">
                <text:p>0.69985704785974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99797532355415">
                <text:p>0.69979753235541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701483273750804">
                <text:p>0.701483273750804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702019878576354">
                <text:p>0.702019878576354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70111670108309">
                <text:p>0.70111670108309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700722047766293">
                <text:p>0.700722047766293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702553846888027">
                <text:p>0.70255384688802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701336857207689">
                <text:p>0.701336857207689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702278325084771">
                <text:p>0.70227832508477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70409868435809">
                <text:p>0.70409868435809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702492474609541">
                <text:p>0.702492474609541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99600222528827">
                <text:p>0.699600222528827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700751148341792">
                <text:p>0.700751148341792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700469772455607">
                <text:p>0.700469772455607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700394626163889">
                <text:p>0.700394626163889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700799554387443">
                <text:p>0.700799554387443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700602562710615">
                <text:p>0.700602562710615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701243135652494">
                <text:p>0.701243135652494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700348550029524">
                <text:p>0.700348550029524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701405577296737">
                <text:p>0.70140557729673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700947025818186">
                <text:p>0.70094702581818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702474956881062">
                <text:p>0.70247495688106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701149484777415">
                <text:p>0.701149484777415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700208266015735">
                <text:p>0.70020826601573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701500199282318">
                <text:p>0.701500199282318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700461198651821">
                <text:p>0.700461198651821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701288758987681">
                <text:p>0.701288758987681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702093836254462">
                <text:p>0.702093836254462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701429293551426">
                <text:p>0.70142929355142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701082120323964">
                <text:p>0.70108212032396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700803166939901">
                <text:p>0.700803166939901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701469975182473">
                <text:p>0.701469975182473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701432286643319">
                <text:p>0.701432286643319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701278037044422">
                <text:p>0.701278037044422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701760008280419">
                <text:p>0.701760008280419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702673863186751">
                <text:p>0.70267386318675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702476436538105">
                <text:p>0.70247643653810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703102112089215">
                <text:p>0.703102112089215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701520524209594">
                <text:p>0.70152052420959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703121364189192">
                <text:p>0.703121364189192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702192771827076">
                <text:p>0.70219277182707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70153950689224">
                <text:p>0.70153950689224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701681847734847">
                <text:p>0.701681847734847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701425016301077">
                <text:p>0.70142501630107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7020771974145">
                <text:p>0.702077197414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700851633175647">
                <text:p>0.700851633175647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701403163127895">
                <text:p>0.701403163127895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701243718967611">
                <text:p>0.701243718967611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701428799958245">
                <text:p>0.701428799958245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700116469610228">
                <text:p>0.70011646961022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700008159123906">
                <text:p>0.700008159123906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699709741974239">
                <text:p>0.699709741974239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700474534430473">
                <text:p>0.700474534430473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700348752948596">
                <text:p>0.700348752948596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699996632510937">
                <text:p>0.699996632510937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699328158425414">
                <text:p>0.699328158425414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701713586816813">
                <text:p>0.701713586816813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699953008494208">
                <text:p>0.69995300849420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701359102256734">
                <text:p>0.70135910225673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699597433153424">
                <text:p>0.69959743315342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99580199302124">
                <text:p>0.699580199302124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99904112050443">
                <text:p>0.699904112050443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699818920828197">
                <text:p>0.699818920828197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700897269113628">
                <text:p>0.700897269113628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700446908132811">
                <text:p>0.700446908132811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700080437923329">
                <text:p>0.700080437923329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99997261226243">
                <text:p>0.699997261226243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700279866594515">
                <text:p>0.700279866594515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700286691153905">
                <text:p>0.700286691153905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700536491406356">
                <text:p>0.700536491406356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701832410324289">
                <text:p>0.701832410324289</text:p>
              </table:table-cell>
              <table:table-cell office:value-type="float" office:value="0.451612903225806">
                <text:p>0.451612903225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